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Consolas" svg:font-family="Consolas" style:font-family-generic="swiss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3.307cm" style:rel-column-width="12749*"/>
    </style:style>
    <style:style style:name="Таблица1.B" style:family="table-column">
      <style:table-column-properties style:column-width="6.184cm" style:rel-column-width="23839*"/>
    </style:style>
    <style:style style:name="Таблица1.C" style:family="table-column">
      <style:table-column-properties style:column-width="7.509cm" style:rel-column-width="2894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_20__28_WW_29_">
      <style:paragraph-properties fo:margin-top="0cm" fo:margin-bottom="0cm" style:contextual-spacing="false" fo:line-height="100%" fo:text-align="end" style:justify-single-word="false"/>
      <style:text-properties officeooo:paragraph-rsid="00056853"/>
    </style:style>
    <style:style style:name="P2" style:family="paragraph" style:parent-style-name="Standard_20__28_WW_29_">
      <style:paragraph-properties fo:margin-left="9.991cm" fo:margin-top="0cm" fo:margin-bottom="0cm" style:contextual-spacing="false" fo:line-height="100%" fo:text-align="end" style:justify-single-word="false" fo:text-indent="1.249cm" style:auto-text-indent="false"/>
      <style:text-properties officeooo:paragraph-rsid="00056853"/>
    </style:style>
    <style:style style:name="P3" style:family="paragraph" style:parent-style-name="Standard_20__28_WW_29_">
      <style:paragraph-properties fo:text-align="center" style:justify-single-word="false"/>
      <style:text-properties officeooo:paragraph-rsid="00056853"/>
    </style:style>
    <style:style style:name="P4" style:family="paragraph" style:parent-style-name="Standard_20__28_WW_29_">
      <style:paragraph-properties fo:text-align="center" style:justify-single-word="false"/>
      <style:text-properties style:font-name="Times New Roman1" fo:font-size="18pt" fo:font-weight="bold" officeooo:paragraph-rsid="00056853" style:font-size-asian="18pt" style:font-weight-asian="bold" style:font-name-complex="Times New Roman2" style:font-size-complex="18pt"/>
    </style:style>
    <style:style style:name="P5" style:family="paragraph" style:parent-style-name="Standard_20__28_WW_29_">
      <style:text-properties style:font-name="Times New Roman1" fo:font-size="18pt" fo:font-weight="bold" officeooo:paragraph-rsid="00056853" style:font-size-asian="18pt" style:font-weight-asian="bold" style:font-name-complex="Times New Roman2" style:font-size-complex="18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056853" officeooo:paragraph-rsid="00056853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076053" officeooo:paragraph-rsid="00076053" style:font-size-asian="14pt" style:font-size-complex="14pt"/>
    </style:style>
    <style:style style:name="P8" style:family="paragraph" style:parent-style-name="Standard_20__28_WW_29_">
      <style:paragraph-properties fo:text-align="center" style:justify-single-word="false"/>
      <style:text-properties officeooo:paragraph-rsid="00056853"/>
    </style:style>
    <style:style style:name="P9" style:family="paragraph" style:parent-style-name="Standard_20__28_WW_29_">
      <style:paragraph-properties fo:text-align="center" style:justify-single-word="false"/>
      <style:text-properties style:font-name="Times New Roman1" fo:font-size="14pt" fo:font-weight="bold" officeooo:paragraph-rsid="00056853" style:font-size-asian="14pt" style:font-weight-asian="bold" style:font-name-complex="Times New Roman2" style:font-size-complex="14pt"/>
    </style:style>
    <style:style style:name="P10" style:family="paragraph" style:parent-style-name="Standard_20__28_WW_29_">
      <style:paragraph-properties fo:text-align="center" style:justify-single-word="false"/>
      <style:text-properties style:font-name="Times New Roman1" fo:font-size="14pt" fo:font-weight="bold" officeooo:paragraph-rsid="00056853" style:font-size-asian="14pt" style:font-weight-asian="bold" style:font-name-complex="Times New Roman2" style:font-size-complex="14pt" style:font-weight-complex="bold"/>
    </style:style>
    <style:style style:name="P11" style:family="paragraph" style:parent-style-name="Standard_20__28_WW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officeooo:paragraph-rsid="00056853" style:font-name-asian="Times New Roman2" style:font-size-asian="14pt" style:font-name-complex="Times New Roman2" style:font-size-complex="14pt"/>
    </style:style>
    <style:style style:name="P12" style:family="paragraph" style:parent-style-name="Standard_20__28_WW_29_">
      <style:paragraph-properties fo:margin-left="9.991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officeooo:paragraph-rsid="00056853" style:font-name-asian="Times New Roman2" style:font-size-asian="14pt" style:font-name-complex="Times New Roman2" style:font-size-complex="14pt"/>
    </style:style>
    <style:style style:name="P13" style:family="paragraph" style:parent-style-name="Standard_20__28_WW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14pt" officeooo:paragraph-rsid="00056853" style:font-name-asian="Times New Roman2" style:font-size-asian="14pt" style:font-name-complex="Times New Roman2" style:font-size-complex="14pt"/>
    </style:style>
    <style:style style:name="P14" style:family="paragraph" style:parent-style-name="Standard_20__28_WW_29_">
      <style:paragraph-properties fo:margin-top="0cm" fo:margin-bottom="0cm" style:contextual-spacing="false" fo:line-height="100%" fo:text-align="end" style:justify-single-word="false"/>
      <style:text-properties officeooo:paragraph-rsid="00056853"/>
    </style:style>
    <style:style style:name="P15" style:family="paragraph" style:parent-style-name="Standard_20__28_WW_29_">
      <style:paragraph-properties fo:margin-top="0cm" fo:margin-bottom="0cm" style:contextual-spacing="false" fo:line-height="100%" fo:text-align="center" style:justify-single-word="false"/>
      <style:text-properties officeooo:paragraph-rsid="00056853"/>
    </style:style>
    <style:style style:name="P16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officeooo:paragraph-rsid="000d5fb8"/>
    </style:style>
    <style:style style:name="P17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fo:font-weight="bold" officeooo:rsid="00056853" officeooo:paragraph-rsid="00056853" style:font-weight-asian="bold" style:font-weight-complex="bold"/>
    </style:style>
    <style:style style:name="P18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Arial" fo:font-size="10.5pt" fo:letter-spacing="normal" fo:font-style="normal" fo:font-weight="normal" officeooo:rsid="00056853" officeooo:paragraph-rsid="00056853"/>
    </style:style>
    <style:style style:name="P19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officeooo:rsid="00056853" officeooo:paragraph-rsid="00056853"/>
    </style:style>
    <style:style style:name="P20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officeooo:rsid="0007faf7" officeooo:paragraph-rsid="0007faf7"/>
    </style:style>
    <style:style style:name="P21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officeooo:rsid="0007faf7" officeooo:paragraph-rsid="00076053"/>
    </style:style>
    <style:style style:name="P22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style:font-name="Consolas" officeooo:rsid="00056853" officeooo:paragraph-rsid="00056853"/>
    </style:style>
    <style:style style:name="P23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officeooo:rsid="000b77f3" officeooo:paragraph-rsid="000b77f3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4pt" officeooo:rsid="00098627" officeooo:paragraph-rsid="00098627" style:font-size-asian="14pt" style:font-size-complex="14pt"/>
    </style:style>
    <style:style style:name="P2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Arial" fo:font-size="10.5pt" fo:letter-spacing="normal" fo:font-style="normal" fo:font-weight="normal" officeooo:paragraph-rsid="00056853" loext:padding="0cm" loext:border="none"/>
    </style:style>
    <style:style style:name="P2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056853"/>
    </style:style>
    <style:style style:name="T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style:font-name="Times New Roman1" fo:font-size="14pt" officeooo:rsid="00056853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style:font-name="Times New Roman1" fo:font-size="14pt" officeooo:rsid="000b77f3" style:font-name-asian="Times New Roman2" style:font-size-asian="14pt" style:font-name-complex="Times New Roman2" style:font-size-complex="14pt"/>
    </style:style>
    <style:style style:name="T4" style:family="text">
      <style:text-properties fo:color="#000000" loext:opacity="100%" style:font-name="Times New Roman1" fo:font-size="14pt" officeooo:rsid="000d5fb8" style:font-name-asian="Times New Roman2" style:font-size-asian="14pt" style:font-name-complex="Times New Roman2" style:font-size-complex="14pt"/>
    </style:style>
    <style:style style:name="T5" style:family="text">
      <style:text-properties fo:color="#000000" loext:opacity="100%" style:font-name="Times New Roman1" fo:font-size="14pt" officeooo:rsid="000f64fe" style:font-name-asian="Times New Roman2" style:font-size-asian="14pt" style:font-name-complex="Times New Roman2" style:font-size-complex="14pt"/>
    </style:style>
    <style:style style:name="T6" style:family="text">
      <style:text-properties fo:color="#000000" loext:opacity="100%" style:text-line-through-style="none" style:text-line-through-type="none" style:font-name="Times New Roman1" fo:font-size="14pt" style:text-underline-style="none" officeooo:rsid="000d5fb8" style:text-blinking="false" style:font-name-asian="Times New Roman2" style:font-size-asian="14pt" style:font-name-complex="Times New Roman2" style:font-size-complex="14pt" loext:padding="0cm" loext:border="none"/>
    </style:style>
    <style:style style:name="T7" style:family="text">
      <style:text-properties style:font-name="Times New Roman1" fo:font-size="14pt" style:font-size-asian="14pt" style:font-name-complex="Times New Roman2" style:font-size-complex="14pt"/>
    </style:style>
    <style:style style:name="T8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9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0" style:family="text">
      <style:text-properties officeooo:rsid="00098627"/>
    </style:style>
    <style:style style:name="T11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056853" style:font-name-asian="Times New Roman2" style:font-size-asian="14pt" style:font-name-complex="Times New Roman2" style:font-size-complex="14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7"><text:span text:style-name="T7">Московский Авиационный Институт</text:span></text:p>
      <text:p text:style-name="P3" loext:marker-style-name="T7"><text:span text:style-name="T7">(Национальный Исследовательский Университет)</text:span></text:p>
      <text:p text:style-name="P3" loext:marker-style-name="T7"><text:span text:style-name="T7">Факультет информационных технологий и прикладной математики</text:span></text:p>
      <text:p text:style-name="P3" loext:marker-style-name="T7"><text:span text:style-name="T7">Кафедра вычислительной математики и программирования</text:span></text:p>
      <text:p text:style-name="P4"/>
      <text:p text:style-name="P4"/>
      <text:p text:style-name="P9">Лабораторная работа №<text:span text:style-name="T10">8</text:span> по курсу</text:p>
      <text:p text:style-name="P3" loext:marker-style-name="T8"><text:span text:style-name="T8">«Дискретный анализ»</text:span></text:p>
      <text:p text:style-name="P10" loext:marker-style-name="T8"/>
      <text:p text:style-name="P3"/>
      <text:p text:style-name="P5"/>
      <text:p text:style-name="P4"/>
      <text:p text:style-name="P4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"><text:span text:style-name="T1">Студент: </text:span><text:span text:style-name="T2">Ибрагимов Р. Р.</text:span></text:p>
      <text:p text:style-name="P12">Группа: М8О-303Б-22</text:p>
      <text:p text:style-name="P2"><text:span text:style-name="T1">Вариант: </text:span><text:span text:style-name="T2">2</text:span></text:p>
      <text:p text:style-name="P1" loext:marker-style-name="T1"><text:span text:style-name="T1">Преподаватель: Макаров Н.К.</text:span></text:p>
      <text:p text:style-name="P1" loext:marker-style-name="T1"><text:span text:style-name="T1">Оценка: ___________</text:span></text:p>
      <text:p text:style-name="P1" loext:marker-style-name="T1"><text:span text:style-name="T1">Дата: ___________</text:span></text:p>
      <text:p text:style-name="P1" loext:marker-style-name="T1"><text:span text:style-name="T1">Подпись: ___________</text:span></text:p>
      <text:p text:style-name="P13" loext:marker-style-name="T1"/>
      <text:p text:style-name="P13" loext:marker-style-name="T1"/>
      <text:p text:style-name="P15" loext:marker-style-name="T1"><text:span text:style-name="T1">Москва, 2024</text:span></text:p>
      <text:p text:style-name="P15" loext:marker-style-name="T1"><text:span text:style-name="T1"/></text:p>
      <text:p text:style-name="P17" loext:marker-style-name="T1"><text:soft-page-break/><text:span text:style-name="T1">Постановка задачи</text:span></text:p>
      <text:p text:style-name="P26" loext:marker-style-name="T1"><text:span text:style-name="T9">Дана последовательность длины N из целых чисел 1, 2, 3. Необходимо найти минимальное количество обменов элементов последовательности, в результате которых последовательность стала бы отсортированной.</text:span></text:p>
      <text:p text:style-name="Text_20_body"/>
      <text:p text:style-name="P17" loext:marker-style-name="T1"><text:span text:style-name="T1">Формат ввода</text:span></text:p>
      <text:p text:style-name="P27" loext:marker-style-name="T1"><text:span text:style-name="T11">Число N на первой строке и N чисел на второй строке.</text:span></text:p>
      <text:p text:style-name="P18" loext:marker-style-name="T1"><text:span text:style-name="T1"/></text:p>
      <text:p text:style-name="P17" loext:marker-style-name="T1"><text:span text:style-name="T1">Формат вывода</text:span></text:p>
      <text:p text:style-name="P18" loext:marker-style-name="T1"><text:span text:style-name="T9">Минимальное количество обменов.</text:span></text:p>
      <text:p text:style-name="P19" loext:marker-style-name="T1"><text:span text:style-name="T1"/></text:p>
      <text:p text:style-name="P17" loext:marker-style-name="T1"><text:span text:style-name="T1">Метод решения</text:span></text:p>
      <text:p text:style-name="P23" loext:marker-style-name="T1"><text:span text:style-name="T1">В отсортированной последовательности сначала будут идти все 1, затем все 2, а в конце 3. Подсчитав количество вхождений 1, 2 и 3, можно установить границы зон, в которых располагаются все 1, все 2, все 3 соответственно в отсортированной последовательности. Далее посчитаем конкретно в границах каждой зоны количество вхождений элементов исходной последовательности.</text:span></text:p>
      <text:p text:style-name="P16" loext:marker-style-name="T1"><text:span text:style-name="T3">Интерес представляют неверно расположенные элементы (2 и 3 в зоне 1, 1 и 3 в зоне 2, 1 и 2 в зоне 3). </text:span></text:p>
      <text:p text:style-name="P16" loext:marker-style-name="T1"><text:span text:style-name="T4">Необходимо м</text:span><text:a xlink:type="simple" xlink:href="https://ru.wiktionary.org/wiki/минимизировать" office:target-frame-name="_blank" xlink:show="new" text:style-name="Internet_20_link" text:visited-style-name="Visited_20_Internet_20_Link"><text:span text:style-name="T6">инимизировать</text:span></text:a><text:span text:style-name="T4"> количество обменов. Ответ будет складываться из обменов двух и трёх элементов. Для подсчета обмена двух элементов будем брать минимум из количества неверно расположенных пар в зонах друг друга (например, 2 в зоне 1 и 1 в зоне 2). Оставшиеся числа будут учтены в обмене трёх элементов. Соответственно, определяем количество оставшихся троек и умножаем его на 2 (так как для обмена трёх элементов нужно два обмена).</text:span></text:p>
      <text:p text:style-name="P16" loext:marker-style-name="T1"><text:span text:style-name="T4">Данный алгоритм решения жадный, потому что для неверно расположенных чисел определяется минимальное количество необходимых перестановок на текущий момент.</text:span></text:p>
      <text:p text:style-name="P21" loext:marker-style-name="T1"><text:span text:style-name="T1">Сложность алгоритма решения: </text:span><text:span text:style-name="T3">O(n), где n — длина последовательности чисел.</text:span></text:p>
      <text:p text:style-name="P19" loext:marker-style-name="T1"><text:span text:style-name="T1"/></text:p>
      <text:p text:style-name="P17" loext:marker-style-name="T1"><text:span text:style-name="T1">Исходный код</text:span></text:p>
      <text:p text:style-name="P22" loext:marker-style-name="T1">#include &lt;iostream&gt;</text:p>
      <text:p text:style-name="P22" loext:marker-style-name="T1">#include &lt;vector&gt;</text:p>
      <text:p text:style-name="P22" loext:marker-style-name="T1"/>
      <text:p text:style-name="P22" loext:marker-style-name="T1">int main() {</text:p>
      <text:p text:style-name="P22" loext:marker-style-name="T1"><text:s text:c="4"/>size_t n;</text:p>
      <text:p text:style-name="P22" loext:marker-style-name="T1"><text:s text:c="4"/>std::cin &gt;&gt; n;</text:p>
      <text:p text:style-name="P22" loext:marker-style-name="T1"/>
      <text:p text:style-name="P22" loext:marker-style-name="T1"><text:s text:c="4"/>std::vector&lt;int&gt; sequence(n);</text:p>
      <text:p text:style-name="P22" loext:marker-style-name="T1"><text:s text:c="4"/>for (size_t i = 0; i &lt; n; ++i) {</text:p>
      <text:p text:style-name="P22" loext:marker-style-name="T1"><text:s text:c="8"/>std::cin &gt;&gt; sequence[i];</text:p>
      <text:p text:style-name="P22" loext:marker-style-name="T1"><text:s text:c="4"/>}</text:p>
      <text:p text:style-name="P22" loext:marker-style-name="T1"/>
      <text:p text:style-name="P22" loext:marker-style-name="T1"><text:s text:c="4"/>std::vector&lt;size_t&gt; count(3, 0);</text:p>
      <text:p text:style-name="P22" loext:marker-style-name="T1"><text:s text:c="4"/>for (size_t i = 0; i &lt; n; ++i) {</text:p>
      <text:p text:style-name="P22" loext:marker-style-name="T1"><text:s text:c="8"/>++count[sequence[i] - 1];</text:p>
      <text:p text:style-name="P22" loext:marker-style-name="T1"><text:soft-page-break/><text:s text:c="4"/>}</text:p>
      <text:p text:style-name="P22" loext:marker-style-name="T1"/>
      <text:p text:style-name="P22" loext:marker-style-name="T1"><text:s text:c="4"/>for (size_t i = 1; i &lt; count.size(); ++i) {</text:p>
      <text:p text:style-name="P22" loext:marker-style-name="T1"><text:s text:c="8"/>count[i] += count[i - 1]; // теперь в соответстующих count[i] лежат границы для зон 1, 2, 3</text:p>
      <text:p text:style-name="P22" loext:marker-style-name="T1"><text:s text:c="4"/>}</text:p>
      <text:p text:style-name="P22" loext:marker-style-name="T1"/>
      <text:p text:style-name="P22" loext:marker-style-name="T1"><text:s text:c="4"/>std::vector&lt;std::vector&lt;size_t&gt;&gt; countInZones(3, std::vector&lt;size_t&gt;(3, 0));</text:p>
      <text:p text:style-name="P22" loext:marker-style-name="T1"/>
      <text:p text:style-name="P22" loext:marker-style-name="T1"><text:s text:c="4"/>for (size_t i = 0; i &lt; n; ++i) {</text:p>
      <text:p text:style-name="P22" loext:marker-style-name="T1"><text:s text:c="8"/>size_t zone = (i &lt; count[0]) ? 0 : (count[0] &lt;= i &amp;&amp; i &lt; count[1]) ? 1 : 2;</text:p>
      <text:p text:style-name="P22" loext:marker-style-name="T1"><text:s text:c="8"/>++countInZones[zone][sequence[i] - 1];</text:p>
      <text:p text:style-name="P22" loext:marker-style-name="T1"><text:s text:c="4"/>}</text:p>
      <text:p text:style-name="P22" loext:marker-style-name="T1"/>
      <text:p text:style-name="P22" loext:marker-style-name="T1"><text:s text:c="4"/>size_t swapTwoElements = std::min(countInZones[1][0], countInZones[0][1]) +</text:p>
      <text:p text:style-name="P22" loext:marker-style-name="T1"><text:s text:c="29"/>std::min(countInZones[2][1], countInZones[1][2]) +</text:p>
      <text:p text:style-name="P22" loext:marker-style-name="T1"><text:s text:c="29"/>std::min(countInZones[0][2], countInZones[2][0]);</text:p>
      <text:p text:style-name="P22" loext:marker-style-name="T1"/>
      <text:p text:style-name="P22" loext:marker-style-name="T1"><text:s text:c="4"/>size_t remainingWrongElements = (std::max(countInZones[1][0], countInZones[0][1]) - std::min(countInZones[1][0], countInZones[0][1]) + </text:p>
      <text:p text:style-name="P22" loext:marker-style-name="T1"><text:s text:c="37"/>std::max(countInZones[2][1], countInZones[1][2]) - std::min(countInZones[2][1], countInZones[1][2]) +</text:p>
      <text:p text:style-name="P22" loext:marker-style-name="T1"><text:s text:c="37"/>std::max(countInZones[0][2], countInZones[2][0]) - std::min(countInZones[0][2], countInZones[2][0])) / 3;</text:p>
      <text:p text:style-name="P22" loext:marker-style-name="T1"/>
      <text:p text:style-name="P22" loext:marker-style-name="T1"><text:s text:c="4"/>size_t swapThreeElements = 2 * remainingWrongElements;</text:p>
      <text:p text:style-name="P22" loext:marker-style-name="T1"/>
      <text:p text:style-name="P22" loext:marker-style-name="T1"><text:s text:c="4"/>size_t minSwap = swapTwoElements + swapThreeElements;</text:p>
      <text:p text:style-name="P22" loext:marker-style-name="T1"/>
      <text:p text:style-name="P22" loext:marker-style-name="T1"><text:s text:c="4"/>std::cout &lt;&lt; minSwap &lt;&lt; '\n';</text:p>
      <text:p text:style-name="P22" loext:marker-style-name="T1"/>
      <text:p text:style-name="P22" loext:marker-style-name="T1"><text:s text:c="4"/>return 0;</text:p>
      <text:p text:style-name="P22" loext:marker-style-name="T1">}</text:p>
      <text:p text:style-name="P22" loext:marker-style-name="T1"/>
      <text:p text:style-name="P17" loext:marker-style-name="T1"><text:span text:style-name="T1">Тесты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Номер теста</text:p>
          </table:table-cell>
          <table:table-cell table:style-name="Таблица1.A1" office:value-type="string">
            <text:p text:style-name="P6">Ввод</text:p>
          </table:table-cell>
          <table:table-cell table:style-name="Таблица1.C1" office:value-type="string">
            <text:p text:style-name="P6">Вывод</text:p>
          </table:table-cell>
        </table:table-row>
        <table:table-row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24">3</text:p>
            <text:p text:style-name="P24">3 2 1</text:p>
          </table:table-cell>
          <table:table-cell table:style-name="Таблица1.C2" office:value-type="string">
            <text:p text:style-name="P25">1</text:p>
          </table:table-cell>
        </table:table-row>
        <table:table-row>
          <table:table-cell table:style-name="Таблица1.A2" office:value-type="string">
            <text:p text:style-name="P7">2</text:p>
          </table:table-cell>
          <table:table-cell table:style-name="Таблица1.A2" office:value-type="string">
            <text:p text:style-name="P25">5</text:p>
            <text:p text:style-name="P25">1 1 2 2 3</text:p>
          </table:table-cell>
          <table:table-cell table:style-name="Таблица1.C2" office:value-type="string">
            <text:p text:style-name="P25">0</text:p>
          </table:table-cell>
        </table:table-row>
        <table:table-row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24">11 <text:s text:c="14"/></text:p>
            <text:p text:style-name="P24"><text:soft-page-break/>1 3 2 1 1 3 2 1 2 3 2</text:p>
          </table:table-cell>
          <table:table-cell table:style-name="Таблица1.C2" office:value-type="string">
            <text:p text:style-name="P25">4</text:p>
          </table:table-cell>
        </table:table-row>
      </table:table>
      <text:p text:style-name="P19" loext:marker-style-name="T1"><text:span text:style-name="T1"/></text:p>
      <text:p text:style-name="P19" loext:marker-style-name="T1"><text:span text:style-name="T1"/></text:p>
      <text:p text:style-name="P17" loext:marker-style-name="T1"><text:span text:style-name="T1">Выводы</text:span></text:p>
      <text:p text:style-name="P20" loext:marker-style-name="T1"><text:span text:style-name="T1">В ходе выполнения данной лабораторной работы была решена задача на использование жадного алгоритма. <text:s/></text:span><text:span text:style-name="T5">Кажется, что жадные алгоритмы требуют больше доказательной части верности алгоритма и следование принципу выбора лучшего действия в данный момент, что на самом деле не всегда может приводить к верному решению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Consolas" svg:font-family="Consolas" style:font-family-generic="swiss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cm" fo:margin-bottom="0.282cm" style:contextual-spacing="false" fo:line-height="103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4:27:27.368267113</meta:creation-date>
    <dc:date>2024-10-27T23:29:56.745600216</dc:date>
    <meta:editing-duration>PT29M14S</meta:editing-duration>
    <meta:editing-cycles>5</meta:editing-cycles>
    <meta:generator>LibreOffice/24.2.6.2$Linux_X86_64 LibreOffice_project/420$Build-2</meta:generator>
    <meta:document-statistic meta:table-count="1" meta:image-count="0" meta:object-count="0" meta:page-count="4" meta:paragraph-count="77" meta:word-count="500" meta:character-count="3781" meta:non-whitespace-character-count="3091"/>
  </office:meta>
</office:document-meta>
</file>